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date" office:date-value="1999-12-31" calcext:value-type="date">
            <text:p>31.12.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[.A6]" office:value-type="float" office:value="6" calcext:value-type="float">
            <text:p>6</text:p>
          </table:table-cell>
          <table:table-cell table:formula="of:=[.A2]+[.B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3:.B6])"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1 </meta:initial-creator>
    <meta:creation-date>2016-10-02T23:04:31.407992360</meta:creation-date>
    <dc:date>2016-10-02T23:06:15.825287885</dc:date>
    <dc:creator>user1 </dc:creator>
    <meta:editing-duration>PT1M44S</meta:editing-duration>
    <meta:editing-cycles>1</meta:editing-cycles>
    <meta:generator>LibreOffice/5.1.4.2$Linux_X86_64 LibreOffice_project/10m0$Build-2</meta:generator>
    <meta:document-statistic meta:table-count="1" meta:cell-count="15" meta:object-count="0"/>
  </office:meta>
</office:document-meta>
</file>